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11.654cm"/>
    </style:style>
    <style:style style:name="co4" style:family="table-column">
      <style:table-column-properties fo:break-before="auto" style:column-width="3.551cm"/>
    </style:style>
    <style:style style:name="co5" style:family="table-column">
      <style:table-column-properties fo:break-before="auto" style:column-width="3.7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8"/>
          <table:table-cell table:style-name="ce1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Zweck</text:p>
          </table:table-cell>
          <table:table-cell office:value-type="string">
            <text:p>Erstellung eines Systems welches die Möglichkeit bietet Informationen über Wohneinheiten zu verwalten.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string">
            <text:p>Systemumfang</text:p>
          </table:table-cell>
          <table:table-cell table:number-columns-repeated="8"/>
        </table:table-row>
        <table:table-row table:style-name="ro1">
          <table:table-cell office:value-type="string">
            <text:p>Stakeholder</text:p>
          </table:table-cell>
          <table:table-cell office:value-type="string">
            <text:p>Nutzer des Systems, 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Übersicht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>
            <text:p>Kapitel 3</text:p>
          </table:table-cell>
          <table:table-cell table:style-name="ce1" office:value-type="string">
            <text:p>Anforderungen ermitteln</text:p>
          </table:table-cell>
          <table:table-cell table:style-name="ce1" table:number-columns-repeated="6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Kapitel 3.1</text:p>
          </table:table-cell>
          <table:table-cell table:style-name="ce1" office:value-type="string">
            <text:p>Quellen</text:p>
          </table:table-cell>
          <table:table-cell table:style-name="ce1" table:number-columns-repeated="6"/>
          <table:table-cell/>
        </table:table-row>
        <table:table-row table:style-name="ro1">
          <table:table-cell/>
          <table:table-cell office:value-type="string">
            <text:p>Stakeholder</text:p>
          </table:table-cell>
          <table:table-cell office:value-type="string">
            <text:p>Name</text:p>
          </table:table-cell>
          <table:table-cell office:value-type="string">
            <text:p>Funktion</text:p>
          </table:table-cell>
          <table:table-cell office:value-type="string">
            <text:p>Rolle</text:p>
          </table:table-cell>
          <table:table-cell office:value-type="string">
            <text:p>Emai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Henrike Großmann</text:p>
          </table:table-cell>
          <table:table-cell office:value-type="string">
            <text:p>Productowner</text:p>
          </table:table-cell>
          <table:table-cell office:value-type="string">
            <text:p>Nutzer des systems</text:p>
          </table:table-cell>
          <table:table-cell office:value-type="string">
            <text:p><text:a xlink:href="mailto:PunktUm-Tours@Lebenshilfe-Dresden.de">PunktUm-Tours@Lebenshilfe-Dresden.de</text:a>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8"/>
          <table:table-cell table:style-name="ce1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okumente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>
            <text:p>System im Betrieb</text:p>
          </table:table-cell>
          <table:table-cell table:style-name="ce4" office:value-type="string">
            <text:p><text:a xlink:href="http://www.gruppenhaus.de/">http://www.gruppenhaus.de/</text:a> 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>
            <text:p><text:a xlink:href="http://www.ferienwerk.de/haeuser/deutschland/index.php">http://www.ferienwerk.de/haeuser/deutschland/index.php</text:a> 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>
            <text:p>Kapitel 3.2</text:p>
          </table:table-cell>
          <table:table-cell table:style-name="ce1" office:value-type="string">
            <text:p>Anforderungskategorisierung</text:p>
          </table:table-cell>
          <table:table-cell table:style-name="ce1" table:number-columns-repeated="6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Basisfaktoren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System läuft local auf einem Rechner</text:p>
          </table:table-cell>
          <table:table-cell table:number-columns-repeated="6"/>
        </table:table-row>
        <table:table-row table:style-name="ro1" table:number-rows-repeated="13">
          <table:table-cell table:number-columns-repeated="9"/>
        </table:table-row>
        <table:table-row table:style-name="ro1">
          <table:table-cell/>
          <table:table-cell office:value-type="string">
            <text:p>Leistungsfaktoren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Begeisterungsfaktoren</text:p>
          </table:table-cell>
          <table:table-cell office:value-type="string">
            <text:p>-System läuft local auf einem Server und ist von außerhalb erreichba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-Einlpflegen von vorhandenen Informationn über Wohneinheiten( Exeltabellen) in das neue System</text:p>
          </table:table-cell>
          <table:table-cell table:number-columns-repeated="6"/>
        </table:table-row>
        <table:table-row table:style-name="ro1" table:number-rows-repeated="14">
          <table:table-cell table:number-columns-repeated="9"/>
        </table:table-row>
        <table:table-row table:style-name="ro1">
          <table:table-cell/>
          <table:table-cell office:value-type="string">
            <text:p>Funktionen: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s System muss die Möglichkeit bieten ein User anzumelden (Login).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as System muss die Möglichkeit bieten neue User anzulegen / zu löschen / UserDaten zu verändern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s System muss die Möglichkeit bieten sich mit Name und Passwort anzumelden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as System muss die Möglichkeit bieten neue Wohneinheiten anzulegen/ zu löschen/ zu bearbeiten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>
            <text:p>Hotel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s System muss die Möglichkeit bieten beim Anzeigen von Wohneinheiten einen Link zum Anbieter nutzen zu können.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s System muss die Möglichkeit bieten Wohneinheiten in einen Entfernungsbereich zu suchen.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s System muss die Möglichkeit bieten eine Wohneinheit zu bewerten(Rating mit fertigen Symbolen)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as System muss die Möglichkeit bieten bei Suchanfragen die Route zur Wohneinheit anzeigen zu lassen.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as System muss die Möglichkeit bieten nach Suchkriterien Wohneinheiten zu filtern. </text:p>
          </table:table-cell>
          <table:table-cell table:number-columns-repeated="7"/>
        </table:table-row>
        <table:table-row table:style-name="ro1" table:number-rows-repeated="10">
          <table:table-cell table:number-columns-repeated="9"/>
        </table:table-row>
        <table:table-row table:style-name="ro2">
          <table:table-cell/>
          <table:table-cell table:style-name="ce2" office:value-type="string">
            <text:p>Entiät Wohneinheit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>
            <text:p>Eigenschafte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dress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S Date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ntfernung von Dresde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nsprechpartener (Name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elefon Ansprechpartne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nternetadress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ailadress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ax. Gruppengröß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flegedienst vor Or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örtliche Busunternehmen (Rollstuhlbusse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Lifte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flegebet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chwimmhall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eibad/Se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eame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ernsehe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usikanlag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vD Playe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inkaufmöglichkeiten (5km Radius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nterne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pielplatz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Kicke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ischtenni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arrierefrei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owling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ruppenraum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itmöglichkei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Winter/Sommer geeignet (Welche Saison empfehlenswert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ersonenbettzimme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nzahl der Zimmer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ollstuhlgerechte Bette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ollverpflegung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elbstversorgung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ktivitäten vor Ort(Linksammlung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reis Pro Person (TODO:noch kritisch → wie Daten aktuell halten??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ettwäsch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öffentlich Verkehrsmittel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Kommenta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ild vom Haus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Bild vom Bettenpla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iktogramm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Lebenshilfesterne(Bewertung)</text:p>
          </table:table-cell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4">04.06.2012</text:date>, <text:time>23:50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3T16:54:00.10</meta:creation-date>
    <dc:date>2012-06-04T23:50:24.29</dc:date>
    <meta:editing-duration>PT31M29S</meta:editing-duration>
    <meta:editing-cycles>1</meta:editing-cycles>
    <meta:document-statistic meta:table-count="3" meta:cell-count="95" meta:object-count="0"/>
    <meta:generator>OpenOffice.org/3.3$Win32 OpenOffice.org_project/330m20$Build-9567</meta:generator>
  </office:meta>
</office:document-meta>
</file>